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(Lowercase Letter) Numbering Type List</text:h>
      <text:list xml:id="list718417258" text:style-name="L1">
        <text:list-item>
          <text:p text:style-name="P1">one</text:p>
        </text:list-item>
        <text:list-item>
          <text:p text:style-name="P1">two </text:p>
        </text:list-item>
        <text:list-item>
          <text:p text:style-name="P1">thre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3:11:14</meta:creation-date>
    <dc:date>2009-06-23T13:31:44</dc:date>
    <meta:editing-duration>PT00H06M18S</meta:editing-duration>
    <meta:editing-cycles>7</meta:editing-cycles>
    <meta:generator>OpenOffice.org/3.0$Unix OpenOffice.org_project/300m15$Build-9379</meta:generator>
    <meta:document-statistic meta:table-count="0" meta:image-count="0" meta:object-count="0" meta:page-count="1" meta:paragraph-count="4" meta:word-count="11" meta:character-count="56"/>
  </office:meta>
</office:document-meta>
</file>